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T1" style:family="text">
      <style:text-properties fo:language="ru" fo:country="RU"/>
    </style:style>
    <style:style style:name="T2" style:family="text">
      <style:text-properties fo:language="en" fo:country="US"/>
    </style:style>
    <style:style style:name="T3" style:family="text">
      <style:text-properties fo:font-size="10pt" fo:language="en" fo:country="US" style:font-size-asian="10pt" style:font-size-complex="10pt"/>
    </style:style>
    <style:style style:name="T4"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4">Good morning, everyone! My name is Ivan and I'm fourth year student at MIPT.</text:span></text:p>
      <text:p text:style-name="P1"/>
      <text:p text:style-name="Standard"><text:span text:style-name="T4"><text:tab/>The reason we are here today is to discuss the article from the website "arxiv.org". It was written by Zsombor Z. Meder, Carsten K.W. De Dreu and Jorg Gross </text:span><text:span text:style-name="T3">and it is named “Equilibria of Attacker-Defender Games”</text:span><text:span text:style-name="T4">. So why did I choose this article? Last semester we studied economics and I was very interested in game theory. I started looking for what problems could be solved with game theory and found something interesting. It turns out that many conflicts between two sides with different opinions can be solved using game theory. This article sheds light on the logic and equilibrium properties of Attacker-Defender games and provides insight into the biological, physiological, and behavioral mechanisms underlying these conflicts. </text:span><text:span text:style-name="T3">I have divided my presentation into three main parts. Firstly, I will tell you how attackers and defenders will act with equal endowments, then consider the situation where the sides in a conflict have different strengths, and finally discuss the external options that can affect the outcome. The presentation should last about 7 minutes. If you have any questions, I would be happy to answer them at the end of my speech. </text:span></text:p>
      <text:p text:style-name="P1"><text:span text:style-name="T2"/></text:p>
      <text:p text:style-name="P1"><text:span text:style-name="T2"><text:tab/>So, let me start. To begin with, it is worth noting that the article describes not only abstract interpretations, but also provides a mathematical description of each situation, but due to lack of time we will exclude mathematical formulas. So, the situation with equal endowments can actually be described in one sentence. If the attacker wins the conflict, it means that the defender needs to have benefits that match the attacker's spent investment, so the attacker is better off refraining from the conflict, which would weaken the defender's defense, making the attack more feasible. However, it is interesting to look at the numerical result. Now the slide shows how much both sides are willing to invest in order to gain some benefit. It should be noted that all actions corresponding to the points above the drawn line will have a certain probability, since that line is the upper boundary. Now let's plot the probability vs. investment with endowment equal to 10. From this we can obtain that the attacker with a 37% probability will do nothing, with a 37% probability he will win the conflict, and with a 26% probability he will lose. Thus, we can see that for equal others, different sides have different chances of winning, and it is also noticeable that in any conflict the attacker does not get the full benefit, but often destroys most of what he wanted to get.</text:span></text:p>
      <text:p text:style-name="P1"><text:span text:style-name="T2"/></text:p>
      <text:p text:style-name="P1"><text:span text:style-name="T2"><text:tab/>It's time to discuss the situation with unequal endowments. It is worth noting that the logic described in the last part of this article can also be applied to this situation, but another unique equilibrium can be obtained. For example, if the attacker is stronger, he will be less aggressive, but if the attacker is weaker, it does not always mean that he will attack more often. This is reflected in the graph under A. Graph B shows that the defender spends more than the attacker, and graph C tells us that the attacker's probability of winning cannot be 100%, even if the attacker's strength is many times that of the defender. The last graph shows the fact that the attacker does not get the full benefit from his offense that he could in theory get. The results show that the greatest loss of benefit is 63%, but the loss drops if one side becomes stronger and richer. Therefore, there are various limitations and sanctions in our lives. Thus, with different strengths of the sides, one of them must first reduce the welfare of the other by all means in order for the attack to be meaningful.</text:span></text:p>
      <text:p text:style-name="P1"><text:span text:style-name="T2"/></text:p>
      <text:p text:style-name="P1"><text:span text:style-name="T2"><text:tab/>Finally, let's discuss the side options that can affect the result. To begin with, it is worth saying that, in fact, all of our results must be three-dimensional, since the result depends on the endowments of the attackers and defenders. Adding any other parameter makes the problem four-dimensional, which makes the analysis much more difficult. So let's take a situation with equal strength of both sides and add the need for production. The slide shows the equilibrium values of the various parameters depending on the cost of production and profit. Let's discuss these graphs. If only the attacker can invest (first column), if production is cheap, the result is the same as the previous cases, but if the cost increases, the probability of conflict decreases significantly. That is, if we provide more production cost for the attacker, we can avoid conflict. Let us now look at the situation where only the defender can invest. We can see that the probability of conflict increases significantly if the cost of production is small and the benefits are large. This is called the 'natural resource curse': countries with cheap access to minerals become attractive targets. If both can invest, the graph is simply a superposition of the other two (left and right). Thus, we can see that adding any external parameter can strongly affect the results.</text:span></text:p>
      <text:p text:style-name="P1"><text:span text:style-name="T2"/></text:p>
      <text:p text:style-name="Standard"><text:span text:style-name="T3"><text:tab/>That brings me to the end of my talk. Let me summarize what we have looked at. First we looked at the situation with the same strength on both sides, then we talked about what would happen if one side's strength changed one way or the other, and finally we discussed the effect of external parameters on the result. In conclusion, I would like to say that even though the article talks about how to reduce casualties during conflict, it is always worth remembering that war is the worst thing that can happen to mankind, and one should always try to avoid i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2M7S</meta:editing-duration>
    <meta:editing-cycles>7</meta:editing-cycles>
    <meta:generator>OpenOffice/4.1.11$Win32 OpenOffice.org_project/4111m1$Build-9808</meta:generator>
    <dc:date>2022-02-23T14:40:53.53</dc:date>
    <meta:document-statistic meta:table-count="0" meta:image-count="0" meta:object-count="0" meta:page-count="1" meta:paragraph-count="6" meta:word-count="961" meta:character-count="5627"/>
    <meta:user-defined meta:name="Info 1"/>
    <meta:user-defined meta:name="Info 2"/>
    <meta:user-defined meta:name="Info 3"/>
    <meta:user-defined meta:name="Info 4"/>
  </office:meta>
</office:document-meta>
</file>